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7.37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.016cm" svg:x="6.461cm" svg:y="3.032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.016cm" svg:x="6.614cm" svg:y="5.06cm">
          <text:p text:style-name="P1">Convolutional 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1.016cm" svg:x="8.874cm" svg:y="7.096cm">
          <text:p text:style-name="P1">MaxPooling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.016cm" svg:x="6.588cm" svg:y="9.128cm">
          <text:p text:style-name="P1">Convolutional 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1.016cm" svg:x="9.001cm" svg:y="11.16cm">
          <text:p text:style-name="P1">MaxPooling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.016cm" svg:x="6.588cm" svg:y="15.224cm">
          <text:p text:style-name="P1">FC Dense Lay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016cm" svg:x="9.382cm" svg:y="17.256cm">
          <text:p text:style-name="P1">FC Dense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.016cm" svg:x="6.461cm" svg:y="13.192cm">
          <text:p text:style-name="P1">Flatten Lay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016cm" svg:x="11.795cm" svg:y="19.288cm">
          <text:p text:style-name="P1">Outpu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844cm" svg:y1="4.048cm" svg:x2="12.844cm" svg:y2="5.064cm">
          <text:p/>
        </draw:line>
        <draw:line draw:style-name="gr5" draw:text-style-name="P2" draw:layer="layout" svg:x1="12.844cm" svg:y1="4.048cm" svg:x2="12.844cm" svg:y2="5.064cm">
          <text:p/>
        </draw:line>
        <draw:line draw:style-name="gr5" draw:text-style-name="P2" draw:layer="layout" svg:x1="12.811cm" svg:y1="6.08cm" svg:x2="12.811cm" svg:y2="7.096cm">
          <text:p/>
        </draw:line>
        <draw:line draw:style-name="gr5" draw:text-style-name="P2" draw:layer="layout" svg:x1="12.844cm" svg:y1="4.048cm" svg:x2="12.844cm" svg:y2="5.064cm">
          <text:p/>
        </draw:line>
        <draw:line draw:style-name="gr5" draw:text-style-name="P2" draw:layer="layout" svg:x1="12.811cm" svg:y1="8.112cm" svg:x2="12.811cm" svg:y2="9.128cm">
          <text:p/>
        </draw:line>
        <draw:line draw:style-name="gr5" draw:text-style-name="P2" draw:layer="layout" svg:x1="12.811cm" svg:y1="10.144cm" svg:x2="12.811cm" svg:y2="11.16cm">
          <text:p/>
        </draw:line>
        <draw:line draw:style-name="gr5" draw:text-style-name="P2" draw:layer="layout" svg:x1="12.811cm" svg:y1="12.176cm" svg:x2="12.811cm" svg:y2="13.192cm">
          <text:p/>
        </draw:line>
        <draw:line draw:style-name="gr5" draw:text-style-name="P2" draw:layer="layout" svg:x1="12.811cm" svg:y1="14.208cm" svg:x2="12.811cm" svg:y2="15.224cm">
          <text:p/>
        </draw:line>
        <draw:line draw:style-name="gr5" draw:text-style-name="P2" draw:layer="layout" svg:x1="12.811cm" svg:y1="16.24cm" svg:x2="12.811cm" svg:y2="17.256cm">
          <text:p/>
        </draw:line>
        <draw:line draw:style-name="gr5" draw:text-style-name="P2" draw:layer="layout" svg:x1="12.811cm" svg:y1="18.272cm" svg:x2="12.811cm" svg:y2="19.288cm">
          <text:p/>
        </draw:line>
        <draw:frame draw:style-name="gr6" draw:text-style-name="P3" draw:layer="layout" svg:width="5.461cm" svg:height="0.889cm" svg:x="12.811cm" svg:y="4.175cm">
          <draw:text-box>
            <text:p>(#samples, 3, 129, 129)</text:p>
          </draw:text-box>
        </draw:frame>
        <draw:frame draw:style-name="gr6" draw:text-style-name="P3" draw:layer="layout" svg:width="5.461cm" svg:height="0.889cm" svg:x="12.811cm" svg:y="6.207cm">
          <draw:text-box>
            <text:p>(#samples, 1, 73, 90)</text:p>
          </draw:text-box>
        </draw:frame>
        <draw:frame draw:style-name="gr6" draw:text-style-name="P3" draw:layer="layout" svg:width="5.461cm" svg:height="0.889cm" svg:x="12.811cm" svg:y="8.239cm">
          <draw:text-box>
            <text:p>(#samples, 1, 24, 30)</text:p>
          </draw:text-box>
        </draw:frame>
        <draw:frame draw:style-name="gr6" draw:text-style-name="P3" draw:layer="layout" svg:width="5.461cm" svg:height="0.889cm" svg:x="12.811cm" svg:y="10.271cm">
          <draw:text-box>
            <text:p>(#samples, 1, 22, 90)</text:p>
          </draw:text-box>
        </draw:frame>
        <draw:frame draw:style-name="gr6" draw:text-style-name="P3" draw:layer="layout" svg:width="5.461cm" svg:height="0.889cm" svg:x="12.811cm" svg:y="12.303cm">
          <draw:text-box>
            <text:p>(#samples, 1, 7, 30)</text:p>
          </draw:text-box>
        </draw:frame>
        <draw:frame draw:style-name="gr6" draw:text-style-name="P3" draw:layer="layout" svg:width="5.461cm" svg:height="0.889cm" svg:x="12.811cm" svg:y="14.335cm">
          <draw:text-box>
            <text:p>(#samples, 210)</text:p>
          </draw:text-box>
        </draw:frame>
        <draw:frame draw:style-name="gr6" draw:text-style-name="P3" draw:layer="layout" svg:width="5.461cm" svg:height="0.889cm" svg:x="12.811cm" svg:y="16.367cm">
          <draw:text-box>
            <text:p>(#samples, 256)</text:p>
          </draw:text-box>
        </draw:frame>
        <draw:frame draw:style-name="gr6" draw:text-style-name="P3" draw:layer="layout" svg:width="5.461cm" svg:height="0.889cm" svg:x="12.811cm" svg:y="18.399cm">
          <draw:text-box>
            <text:p>(#samples, 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9:53:09.017000000</meta:creation-date>
    <dc:date>2019-04-01T20:10:44.827000000</dc:date>
    <meta:editing-duration>PT6M54S</meta:editing-duration>
    <meta:editing-cycles>1</meta:editing-cycles>
    <meta:document-statistic meta:object-count="27"/>
    <meta:generator>LibreOffice/6.0.6.2$Windows_X86_64 LibreOffice_project/0c292870b25a325b5ed35f6b45599d2ea4458e77</meta:generator>
  </office:meta>
</office:document-meta>
</file>